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3b97" officeooo:paragraph-rsid="001d3b97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Github :</text:p>
      <text:p text:style-name="P1"/>
      <text:p text:style-name="P1">1 – Quand on commence à programmer on fait un <text:span text:style-name="T1">git pull</text:span></text:p>
      <text:p text:style-name="P1"/>
      <text:p text:style-name="P1">2 – Envoyer des modifications</text:p>
      <text:p text:style-name="P1"><text:tab/><text:span text:style-name="T1">git status</text:span></text:p>
      <text:p text:style-name="P1"><text:tab/><text:span text:style-name="T1">git add</text:span> listeDesFichiers ou <text:span text:style-name="T1">git add</text:span> <text:span text:style-name="T1">--all</text:span></text:p>
      <text:p text:style-name="P1"><text:tab/><text:span text:style-name="T1">git commit -m</text:span> «Text facultatif »</text:p>
      <text:p text:style-name="P1"><text:tab/><text:span text:style-name="T1">git pull</text:span></text:p>
      <text:p text:style-name="P1"><text:tab/>faire les merges si nécessaires</text:p>
      <text:p text:style-name="P1"><text:tab/><text:span text:style-name="T1">git push</text:span>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6:07:11.599243392</meta:creation-date>
    <dc:date>2016-05-25T16:20:09.375126159</dc:date>
    <meta:editing-duration>PT11M47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9" meta:word-count="44" meta:character-count="244" meta:non-whitespace-character-count="200"/>
  </office:meta>
</office:document-meta>
</file>